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10" style:family="table-cell" style:parent-style-name="Default">
      <style:table-cell-properties fo:border="0.74pt solid #000000"/>
      <style:text-properties style:font-name="Arial"/>
    </style:style>
    <style:style style:name="ce1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9" style:family="table-cell" style:parent-style-name="Default">
      <style:table-cell-properties fo:border-bottom="1.25pt solid #000000" fo:border-left="none" fo:border-right="none" fo:border-top="1.25pt solid #000000"/>
    </style:style>
    <style:style style:name="ce23" style:family="table-cell" style:parent-style-name="Default">
      <style:table-cell-properties fo:border-bottom="0.99pt ridge #000000" fo:border-left="none" fo:border-right="none" fo:border-top="0.99pt ridge #000000"/>
    </style:style>
    <style:style style:name="ce5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6"/>
        <table:table-column table:style-name="co1" table:default-cell-style-name="ce4"/>
        <table:table-column table:style-name="co1" table:number-columns-repeated="2" table:default-cell-style-name="ce16"/>
        <table:table-column table:style-name="co2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Versionada no git</text:p>
          </table:table-cell>
          <table:covered-table-cell table:number-columns-repeated="5" table:style-name="Default"/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 office:value-type="float" office:value="-1553.11" calcext:value-type="float">
            <text:p>-1553,11</text:p>
          </table:table-cell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/>
          <table:table-cell table:style-name="ce12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4:.C13])" office:value-type="float" office:value="176.36" calcext:value-type="float">
            <text:p>176,36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4:.F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15]-[.F15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23"/>
          <table:table-cell table:style-name="ce23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 office:value-type="float" office:value="-478.66" calcext:value-type="float">
            <text:p>-478,66</text:p>
          </table:table-cell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table:formula="of:=77.56 +80.14+56+8.75+31.67+9.56+14.9+9+54.4+19+19+8.87+5.5+13.5+13+6.18+13.9+15.86+9" office:value-type="float" office:value="465.79" calcext:value-type="float">
            <text:p>465,79</text:p>
          </table:table-cell>
          <table:table-cell office:value-type="float" office:value="400" calcext:value-type="float">
            <text:p>400</text:p>
          </table:table-cell>
          <table:table-cell table:formula="of:=[.G23]-[.F23]" office:value-type="float" office:value="-65.79" calcext:value-type="float">
            <text:p>-65,79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Em especie</text:p>
          </table:table-cell>
          <table:covered-table-cell/>
          <table:table-cell/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/>
          <table:table-cell table:style-name="ce13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23:.C32])" office:value-type="float" office:value="1121.34" calcext:value-type="float">
            <text:p>1121,34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23:.F32])" office:value-type="float" office:value="1525.35" calcext:value-type="float">
            <text:p>1525,35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34]-[.F34])" office:value-type="float" office:value="-404.01" calcext:value-type="float">
            <text:p>-404,01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table:style-name="ce29" table:formula="of:=8.75+31.67" office:value-type="float" office:value="40.42" calcext:value-type="float">
            <text:p>40,42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122.78" calcext:value-type="float">
            <text:p>122,78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42:.C50])" office:value-type="float" office:value="1600" calcext:value-type="float">
            <text:p>1600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42:.F50])" office:value-type="float" office:value="1009.86" calcext:value-type="float">
            <text:p>1009,8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51]-[.F51])" office:value-type="float" office:value="590.14" calcext:value-type="float">
            <text:p>590,14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23:58:44.61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24T00:14:45.655000000</dc:date>
    <meta:editing-duration>PT1H40M41S</meta:editing-duration>
    <meta:editing-cycles>28</meta:editing-cycles>
    <meta:generator>LibreOffice/5.3.3.2$Windows_X86_64 LibreOffice_project/3d9a8b4b4e538a85e0782bd6c2d430bafe583448</meta:generator>
    <meta:document-statistic meta:table-count="1" meta:cell-count="103" meta:object-count="0"/>
  </office:meta>
</office:document-meta>
</file>